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23.24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96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fron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0c2te3/tantalove-kondenzatory-smd/vishay/</text:p>
          </table:table-cell>
          <table:table-cell office:value-type="string" calcext:value-type="string">
            <text:p>Used 22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, C7, C8, 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vz1a471med/elektrolyticke-kondenzatory-tht-105degc/nichicon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General-Semiconductor/B340LB-E3-52T?qs=tdXsjSi%2FIMZEHfEq4aYlKg%3D%3D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2, 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ny color you lik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1, D12, D13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ny color you lik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eceptac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eceptac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SRP7028A-330M/?qs=%2Fha2pyFaduil11jNqxHWw8lA504GUbO8Z1s678umeCs%3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1, LED2, LED3, LED4, LED5, LED6, LED7, LED8, LED9</text:p>
          </table:table-cell>
          <table:table-cell office:value-type="string" calcext:value-type="string">
            <text:p>DISP_LTP3786</text:p>
          </table:table-cell>
          <table:table-cell office:value-type="string" calcext:value-type="string">
            <text:p>j_lib:DISP_LED_18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tp-3786e/dvojmiestne-led-displeje/liteon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lml5203trpbf/tranzistory-s-kanalom-p-smd/infineon-technologies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7, R8, R9, R10, R11, R12, R13, R14, R1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, R17, R1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_Encoder</text:p>
          </table:table-cell>
          <table:table-cell office:value-type="string" calcext:value-type="string">
            <text:p>Rotary_Encoder:RotaryEncoder_Alps_EC12E_Vertical_H20mm_CircularMountingHoles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PEC12R-4220F-N0024/?qs=Zq5ylnUbLm5A%252BWQs5Q2ZbQ%3D%3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2, SW3, SW4, SW5, SW6, SW7, SW8, SW9, SW10, SW11, SW12, SW13, SW14, SW1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j_lib:MQ_6450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Search/Refine?Keyword=marquardt+645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5420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TPS5420DR/?qs=quKhnJqH4Fh76xi%252BV1pdZQ%3D%3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74hc14adg/cleny-invertory/on-semiconductor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23S17_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p23s17-e_so/multiplexory-a-analogove-prepinace/microchip-technology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STP16CP05</text:p>
          </table:table-cell>
          <table:table-cell office:value-type="string" calcext:value-type="string">
            <text:p>Package_SO:SSOP-24_3.9x8.7mm_P0.63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STP16CP05TTR?qs=%252BFmDY%2FmH7IYvcBEvWgB%2FVQ%3D%3D</text:p>
          </table:table-cell>
          <table:table-cell office:value-type="string" calcext:value-type="string">
            <text:p>Alternative – https://www.tme.eu/sk/details/sct2024cssg/drivery-led/starchips-technology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Package_SO:SO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4hc138d.652/dekodery-multiplexory-spinace/nexperia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11:20.462461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3T21:13:12.344365712</dc:date>
    <meta:editing-duration>PT30M5S</meta:editing-duration>
    <meta:editing-cycles>9</meta:editing-cycles>
    <meta:document-statistic meta:table-count="1" meta:cell-count="199" meta:object-count="0"/>
  </office:meta>
</office:document-meta>
</file>